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6010" officeooo:paragraph-rsid="00016010"/>
    </style:style>
    <style:style style:name="P2" style:family="paragraph" style:parent-style-name="Standard">
      <style:text-properties fo:font-size="16pt" fo:language="de" fo:country="DE" style:text-underline-style="solid" style:text-underline-width="auto" style:text-underline-color="font-color" officeooo:rsid="000ae0d4" officeooo:paragraph-rsid="000ae0d4" style:font-size-asian="16pt" style:font-size-complex="16pt"/>
    </style:style>
    <style:style style:name="P3" style:family="paragraph" style:parent-style-name="Standard">
      <style:text-properties fo:font-size="14pt" fo:language="de" fo:country="DE" style:text-underline-style="none" officeooo:rsid="000ae0d4" officeooo:paragraph-rsid="000ae0d4" style:font-size-asian="12.25pt" style:font-size-complex="14pt"/>
    </style:style>
    <style:style style:name="P4" style:family="paragraph" style:parent-style-name="Standard">
      <style:text-properties fo:font-size="14pt" fo:language="de" fo:country="DE" officeooo:rsid="00016010" officeooo:paragraph-rsid="00016010" style:font-size-asian="14pt" style:font-size-complex="14pt"/>
    </style:style>
    <style:style style:name="P5" style:family="paragraph" style:parent-style-name="Standard">
      <style:text-properties fo:font-size="14pt" fo:language="de" fo:country="DE" officeooo:rsid="000b7521" officeooo:paragraph-rsid="000b7521" style:font-size-asian="14pt" style:font-size-complex="14pt"/>
    </style:style>
    <style:style style:name="P6" style:family="paragraph" style:parent-style-name="Standard">
      <style:text-properties fo:font-size="14pt" fo:language="de" fo:country="DE" style:text-underline-style="none" officeooo:rsid="000ae0d4" officeooo:paragraph-rsid="000ae0d4" style:font-size-asian="12.25pt" style:font-size-complex="14pt"/>
    </style:style>
    <style:style style:name="P7" style:family="paragraph" style:parent-style-name="Standard">
      <style:text-properties fo:font-size="14pt" fo:language="de" fo:country="DE" officeooo:rsid="00016010" officeooo:paragraph-rsid="00016010" style:font-size-asian="14pt" style:font-size-complex="14pt"/>
    </style:style>
    <style:style style:name="P8" style:family="paragraph" style:parent-style-name="Standard">
      <style:text-properties fo:font-size="14pt" fo:language="de" fo:country="DE" officeooo:rsid="000b7521" officeooo:paragraph-rsid="000b7521" style:font-size-asian="14pt" style:font-size-complex="14pt"/>
    </style:style>
    <style:style style:name="P9" style:family="paragraph" style:parent-style-name="Standard">
      <style:text-properties fo:font-size="16pt" fo:language="de" fo:country="DE" style:text-underline-style="solid" style:text-underline-width="auto" style:text-underline-color="font-color" officeooo:rsid="0011cddf" officeooo:paragraph-rsid="000ae0d4" style:font-size-asian="16pt" style:font-size-complex="16pt"/>
    </style:style>
    <style:style style:name="P10" style:family="paragraph" style:parent-style-name="Standard">
      <style:text-properties fo:font-size="10pt" fo:language="de" fo:country="DE" style:text-underline-style="none" fo:font-weight="bold" officeooo:rsid="0011cddf" officeooo:paragraph-rsid="0011cddf" style:font-size-asian="10pt" style:font-weight-asian="bold" style:font-size-complex="10pt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0b3de5"/>
    </style:style>
    <style:style style:name="T3" style:family="text">
      <style:text-properties officeooo:rsid="000b7521"/>
    </style:style>
    <style:style style:name="T4" style:family="text">
      <style:text-properties officeooo:rsid="000c887f"/>
    </style:style>
    <style:style style:name="T5" style:family="text">
      <style:text-properties officeooo:rsid="000dc32f"/>
    </style:style>
    <style:style style:name="T6" style:family="text">
      <style:text-properties officeooo:rsid="000ec6d8"/>
    </style:style>
    <style:style style:name="T7" style:family="text">
      <style:text-properties officeooo:rsid="000ee8d3"/>
    </style:style>
    <style:style style:name="T8" style:family="text">
      <style:text-properties officeooo:rsid="00108a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urzbiografie</text:p>
      <text:p text:style-name="P9"/>
      <text:p text:style-name="P10">b01</text:p>
      <text:p text:style-name="P3">- geb. 15. Juni 1843 im westnorwegischen Bergen als 4.<text:span text:style-name="T8">tes</text:span> von 5 Kindern</text:p>
      <text:p text:style-name="P3">- Vater Alexander Grieg, Britischer Konsul und Kaufmann</text:p>
      <text:p text:style-name="P3">- Mutter Gesine Grieg, Ausbildung zur Komponistin, angesehene Klavierlehrerin in Bergen</text:p>
      <text:p text:style-name="P3"/>
      <text:p text:style-name="P10">b02</text:p>
      <text:p text:style-name="P3">- beginnt mit 9 <text:span text:style-name="T7">Jahren zu komponieren</text:span>, <text:span text:style-name="T2">hauptsächlich</text:span> Klavier</text:p>
      <text:p text:style-name="P3">- <text:span text:style-name="T2">fühlt sich in der Schule seine Kreativität unterdrückt</text:span></text:p>
      <text:p text:style-name="P4">- <text:span text:style-name="T3">der bekannte Geiger Ole Bull verschafft ihm ein Studium</text:span></text:p>
      <text:p text:style-name="P4">- <text:span text:style-name="T3">Studiert 1858 bis 1862 Musik im Leipziger Konservatorium</text:span></text:p>
      <text:p text:style-name="P10"/>
      <text:p text:style-name="P10">b03</text:p>
      <text:p text:style-name="P5">- zieht 1863 nach Kopenhagen</text:p>
      <text:p text:style-name="P5">- 1864 ist Mitgründer der Konzertgesellschaft <text:span text:style-name="T1">Euterpe</text:span> zur Pflege neuer skandinavischer Musik</text:p>
      <text:p text:style-name="P5"/>
      <text:p text:style-name="P10">b04</text:p>
      <text:p text:style-name="P5">- 1866 zieht zurück nach Norwegen, heutiges Oslo</text:p>
      <text:p text:style-name="P5">- 1867 heiratet seine Cousine Nina Hagerup</text:p>
      <text:p text:style-name="P5"/>
      <text:p text:style-name="P10">b05</text:p>
      <text:p text:style-name="P5">- 1868 seine einzige Tochter Alexandra wird geboren, stirbt im Alter von 13 Monaten</text:p>
      <text:p text:style-name="P5">- <text:span text:style-name="T4">1874 lebt als freischaffender Komponist in Bergen und Oslo</text:span></text:p>
      <text:p text:style-name="P5"/>
      <text:p text:style-name="P10">b06</text:p>
      <text:p text:style-name="P5">- <text:span text:style-name="T4">1877 zieht in ein Abgelegenes Studio in Lofthus</text:span></text:p>
      <text:p text:style-name="P5">- <text:span text:style-name="T4">komponiert die Schauspielmusik für Henrik Ibsen die 2 Jahre später zur Peer-Gynt-Suite wird</text:span></text:p>
      <text:p text:style-name="P5"/>
      <text:p text:style-name="P10">b07</text:p>
      <text:p text:style-name="P5">- <text:span text:style-name="T5">zieht ins Haus „Troldhaugen“, heutiges Museum</text:span></text:p>
      <text:p text:style-name="P5">- <text:span text:style-name="T5">stirbt dort am 4. September 1907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17T02:33:15.043000000</dc:date>
    <meta:editing-duration>PT8H52M8S</meta:editing-duration>
    <meta:editing-cycles>12</meta:editing-cycles>
    <meta:document-statistic meta:table-count="0" meta:image-count="0" meta:object-count="0" meta:page-count="1" meta:paragraph-count="25" meta:word-count="170" meta:character-count="1054" meta:non-whitespace-character-count="909"/>
  </office:meta>
</office:document-meta>
</file>